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2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3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2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3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2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3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2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2"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2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2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2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2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2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2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2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2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2"/>
        </table:table-row>
        <table:table-row table:style-name="ro1">
          <table:table-cell office:value-type="string">
            <text:p>cheima</text:p>
          </table:table-cell>
          <table:table-cell office:value-type="string">
            <text:p>chett</text:p>
          </table:table-cell>
          <table:table-cell office:value-type="string">
            <text:p>ett</text:p>
          </table:table-cell>
          <table:table-cell office:value-type="string">
            <text:p>vt-5</text:p>
          </table:table-cell>
          <table:table-cell office:value-type="string">
            <text:p>know, recognize</text:p>
          </table:table-cell>
          <table:table-cell office:value-type="string">
            <text:p>cinnu</text:p>
          </table:table-cell>
          <table:table-cell office:value-type="string">
            <text:p>ʦhent</text:p>
          </table:table-cell>
          <table:table-cell/>
        </table:table-row>
        <table:table-row table:style-name="ro1">
          <table:table-cell office:value-type="string">
            <text:p>chema</text:p>
          </table:table-cell>
          <table:table-cell office:value-type="string">
            <text:p>ch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piss</text:p>
          </table:table-cell>
          <table:table-cell office:value-type="string">
            <text:p>pisâb phernu</text:p>
          </table:table-cell>
          <table:table-cell office:value-type="string">
            <text:p>ʦer</text:p>
          </table:table-cell>
          <table:table-cell/>
        </table:table-row>
        <table:table-row table:style-name="ro1">
          <table:table-cell office:value-type="string">
            <text:p>chemma</text:p>
          </table:table-cell>
          <table:table-cell office:value-type="string">
            <text:p>ch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table:number-columns-repeated="2"/>
        </table:table-row>
        <table:table-row table:style-name="ro1">
          <table:table-cell office:value-type="string">
            <text:p>che:ma</text:p>
          </table:table-cell>
          <table:table-cell office:value-type="string">
            <text:p>c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pinch</text:p>
          </table:table-cell>
          <table:table-cell office:value-type="string">
            <text:p>cimoʈnu</text:p>
          </table:table-cell>
          <table:table-cell office:value-type="string">
            <text:p>ʦek</text:p>
          </table:table-cell>
          <table:table-cell/>
        </table:table-row>
        <table:table-row table:style-name="ro1">
          <table:table-cell office:value-type="string">
            <text:p>chima</text:p>
          </table:table-cell>
          <table:table-cell office:value-type="string">
            <text:p>c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lose</text:p>
          </table:table-cell>
          <table:table-cell office:value-type="string">
            <text:p>thunnu</text:p>
          </table:table-cell>
          <table:table-cell office:value-type="string">
            <text:p>ʦekt???</text:p>
          </table:table-cell>
          <table:table-cell/>
        </table:table-row>
        <table:table-row table:style-name="ro1">
          <table:table-cell office:value-type="string">
            <text:p>chima</text:p>
          </table:table-cell>
          <table:table-cell office:value-type="string">
            <text:p>c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weep</text:p>
          </table:table-cell>
          <table:table-cell office:value-type="string">
            <text:p>baɖhârnu</text:p>
          </table:table-cell>
          <table:table-cell office:value-type="string">
            <text:p>ʦhi</text:p>
          </table:table-cell>
          <table:table-cell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overthrow</text:p>
          </table:table-cell>
          <table:table-cell office:value-type="string">
            <text:p>ghopʈyâunu</text:p>
          </table:table-cell>
          <table:table-cell table:number-columns-repeated="2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bump into, meet</text:p>
          </table:table-cell>
          <table:table-cell office:value-type="string">
            <text:p>bheʈnu</text:p>
          </table:table-cell>
          <table:table-cell table:number-columns-repeated="2"/>
        </table:table-row>
        <table:table-row table:style-name="ro1">
          <table:table-cell office:value-type="string">
            <text:p>chi:ma</text:p>
          </table:table-cell>
          <table:table-cell office:value-type="string">
            <text:p>c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ʦhik</text:p>
          </table:table-cell>
          <table:table-cell/>
        </table:table-row>
        <table:table-row table:style-name="ro1">
          <table:table-cell office:value-type="string">
            <text:p>choma</text:p>
          </table:table-cell>
          <table:table-cell office:value-type="string">
            <text:p>c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ow down before, salute</text:p>
          </table:table-cell>
          <table:table-cell office:value-type="string">
            <text:p>ɖhog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peeled off</text:p>
          </table:table-cell>
          <table:table-cell office:value-type="string">
            <text:p>tâchi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s</text:p>
          </table:table-cell>
          <table:table-cell office:value-type="string">
            <text:p>vt-3</text:p>
          </table:table-cell>
          <table:table-cell office:value-type="string">
            <text:p>peel off</text:p>
          </table:table-cell>
          <table:table-cell office:value-type="string">
            <text:p>tâchnu</text:p>
          </table:table-cell>
          <table:table-cell table:number-columns-repeated="2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hard</text:p>
          </table:table-cell>
          <table:table-cell office:value-type="string">
            <text:p>sâhro hunu</text:p>
          </table:table-cell>
          <table:table-cell office:value-type="string">
            <text:p>ʦek???</text:p>
          </table:table-cell>
          <table:table-cell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liver, pay</text:p>
          </table:table-cell>
          <table:table-cell office:value-type="string">
            <text:p>puryâunu, tirnu</text:p>
          </table:table-cell>
          <table:table-cell table:number-columns-repeated="2"/>
        </table:table-row>
        <table:table-row table:style-name="ro1">
          <table:table-cell office:value-type="string">
            <text:p>chuima</text:p>
          </table:table-cell>
          <table:table-cell office:value-type="string">
            <text:p>ch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tie (a knot)</text:p>
          </table:table-cell>
          <table:table-cell table:number-columns-repeated="3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late</text:p>
          </table:table-cell>
          <table:table-cell office:value-type="string">
            <text:p>ɖhilo hunu</text:p>
          </table:table-cell>
          <table:table-cell office:value-type="string">
            <text:p>ʦhu</text:p>
          </table:table-cell>
          <table:table-cell/>
        </table:table-row>
        <table:table-row table:style-name="ro1">
          <table:table-cell office:value-type="string">
            <text:p>chuma</text:p>
          </table:table-cell>
          <table:table-cell office:value-type="string">
            <text:p>ch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be, has to</text:p>
          </table:table-cell>
          <table:table-cell office:value-type="string">
            <text:p>hunu</text:p>
          </table:table-cell>
          <table:table-cell table:number-columns-repeated="2"/>
        </table:table-row>
        <table:table-row table:style-name="ro1">
          <table:table-cell office:value-type="string">
            <text:p>chumma</text:p>
          </table:table-cell>
          <table:table-cell office:value-type="string">
            <text:p>c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small in volume or size by squeezing</text:p>
          </table:table-cell>
          <table:table-cell office:value-type="string">
            <text:p>nicorera, kasera sâno pârnu</text:p>
          </table:table-cell>
          <table:table-cell office:value-type="string">
            <text:p>ʦhop « gather into a bundle »</text:p>
          </table:table-cell>
          <table:table-cell office:value-type="string">
            <text:p>cʰumma (cʰumsu)</text:p>
          </table:table-cell>
        </table:table-row>
        <table:table-row table:style-name="ro1">
          <table:table-cell office:value-type="string">
            <text:p>chu:ma</text:p>
          </table:table-cell>
          <table:table-cell office:value-type="string">
            <text:p>c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cough</text:p>
          </table:table-cell>
          <table:table-cell office:value-type="string">
            <text:p>khoknu</text:p>
          </table:table-cell>
          <table:table-cell/>
          <table:table-cell office:value-type="string">
            <text:p>cʰuŋma (cʰuŋsa)</text:p>
          </table:table-cell>
        </table:table-row>
        <table:table-row table:style-name="ro1">
          <table:table-cell office:value-type="string">
            <text:p>damma</text:p>
          </table:table-cell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taste</text:p>
          </table:table-cell>
          <table:table-cell office:value-type="string">
            <text:p>câkhnu</text:p>
          </table:table-cell>
          <table:table-cell office:value-type="string">
            <text:p>dɛpt (irr)</text:p>
          </table:table-cell>
          <table:table-cell/>
        </table:table-row>
        <table:table-row table:style-name="ro1">
          <table:table-cell office:value-type="string">
            <text:p>daima</text:p>
          </table:table-cell>
          <table:table-cell office:value-type="string">
            <text:p>d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seen</text:p>
          </table:table-cell>
          <table:table-cell office:value-type="string">
            <text:p>dekhinu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office:value-type="string">
            <text:p>damma</text:p>
          </table:table-cell>
          <table:table-cell office:value-type="string">
            <text:p>daps</text:p>
          </table:table-cell>
          <table:table-cell office:value-type="string">
            <text:p>aps</text:p>
          </table:table-cell>
          <table:table-cell office:value-type="string">
            <text:p>vi-2</text:p>
          </table:table-cell>
          <table:table-cell office:value-type="string">
            <text:p>knock down, tackle, wrestle</text:p>
          </table:table-cell>
          <table:table-cell office:value-type="string">
            <text:p>pachârinu, kûstî khelnu</text:p>
          </table:table-cell>
          <table:table-cell table:number-columns-repeated="2"/>
        </table:table-row>
        <table:table-row table:style-name="ro1">
          <table:table-cell office:value-type="string">
            <text:p>deima</text:p>
          </table:table-cell>
          <table:table-cell office:value-type="string">
            <text:p>d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fell, cut down</text:p>
          </table:table-cell>
          <table:table-cell office:value-type="string">
            <text:p>ɖhâlnu</text:p>
          </table:table-cell>
          <table:table-cell table:number-columns-repeated="2"/>
        </table:table-row>
        <table:table-row table:style-name="ro1">
          <table:table-cell office:value-type="string">
            <text:p>delma</text:p>
          </table:table-cell>
          <table:table-cell office:value-type="string">
            <text:p>d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tel</text:p>
          </table:table-cell>
          <table:table-cell/>
        </table:table-row>
        <table:table-row table:style-name="ro1">
          <table:table-cell office:value-type="string">
            <text:p>demma</text:p>
          </table:table-cell>
          <table:table-cell office:value-type="string">
            <text:p>d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ɖhâknu, chop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earn</text:p>
          </table:table-cell>
          <table:table-cell office:value-type="string">
            <text:p>sik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hit (ball)</text:p>
          </table:table-cell>
          <table:table-cell office:value-type="string">
            <text:p>hânnu</text:p>
          </table:table-cell>
          <table:table-cell table:number-columns-repeated="2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n</text:p>
          </table:table-cell>
          <table:table-cell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set fire to</text:p>
          </table:table-cell>
          <table:table-cell office:value-type="string">
            <text:p>salkâunu, bâlnu</text:p>
          </table:table-cell>
          <table:table-cell table:number-columns-repeated="2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all</text:p>
          </table:table-cell>
          <table:table-cell office:value-type="string">
            <text:p>laɖnu</text:p>
          </table:table-cell>
          <table:table-cell table:number-columns-repeated="2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cause to fall, drop</text:p>
          </table:table-cell>
          <table:table-cell office:value-type="string">
            <text:p>laɖâunu</text:p>
          </table:table-cell>
          <table:table-cell table:number-columns-repeated="2"/>
        </table:table-row>
        <table:table-row table:style-name="ro1">
          <table:table-cell office:value-type="string">
            <text:p>dilma</text:p>
          </table:table-cell>
          <table:table-cell office:value-type="string">
            <text:p>d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roll</text:p>
          </table:table-cell>
          <table:table-cell office:value-type="string">
            <text:p>bernu</text:p>
          </table:table-cell>
          <table:table-cell office:value-type="string">
            <text:p>dil</text:p>
          </table:table-cell>
          <table:table-cell/>
        </table:table-row>
        <table:table-row table:style-name="ro1">
          <table:table-cell office:value-type="string">
            <text:p>dima</text:p>
          </table:table-cell>
          <table:table-cell office:value-type="string">
            <text:p>d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patch up, mend</text:p>
          </table:table-cell>
          <table:table-cell office:value-type="string">
            <text:p>ʈâlnu</text:p>
          </table:table-cell>
          <table:table-cell table:number-columns-repeated="2"/>
        </table:table-row>
        <table:table-row table:style-name="ro1">
          <table:table-cell office:value-type="string">
            <text:p>di:ma</text:p>
          </table:table-cell>
          <table:table-cell office:value-type="string">
            <text:p>d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lay eggs</text:p>
          </table:table-cell>
          <table:table-cell office:value-type="string">
            <text:p>ɖimâ pârnu</text:p>
          </table:table-cell>
          <table:table-cell office:value-type="string">
            <text:p>ti</text:p>
          </table:table-cell>
          <table:table-cell/>
        </table:table-row>
        <table:table-row table:style-name="ro1">
          <table:table-cell office:value-type="string">
            <text:p>di:ma</text:p>
          </table:table-cell>
          <table:table-cell office:value-type="string">
            <text:p>d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stop</text:p>
          </table:table-cell>
          <table:table-cell office:value-type="string">
            <text:p>roknu</text:p>
          </table:table-cell>
          <table:table-cell table:number-columns-repeated="2"/>
        </table:table-row>
        <table:table-row table:style-name="ro1">
          <table:table-cell office:value-type="string">
            <text:p>doma</text:p>
          </table:table-cell>
          <table:table-cell office:value-type="string">
            <text:p>d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dig</text:p>
          </table:table-cell>
          <table:table-cell office:value-type="string">
            <text:p>khannu</text:p>
          </table:table-cell>
          <table:table-cell office:value-type="string">
            <text:p>dha</text:p>
          </table:table-cell>
          <table:table-cell/>
        </table:table-row>
        <table:table-row table:style-name="ro1">
          <table:table-cell office:value-type="string">
            <text:p>duma</text:p>
          </table:table-cell>
          <table:table-cell office:value-type="string">
            <text:p>d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ok</text:p>
          </table:table-cell>
          <table:table-cell office:value-type="string">
            <text:p>pâknu</text:p>
          </table:table-cell>
          <table:table-cell table:number-columns-repeated="2"/>
        </table:table-row>
        <table:table-row table:style-name="ro1">
          <table:table-cell office:value-type="string">
            <text:p>do:ma</text:p>
          </table:table-cell>
          <table:table-cell office:value-type="string">
            <text:p>d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spit</text:p>
          </table:table-cell>
          <table:table-cell table:number-columns-repeated="3"/>
        </table:table-row>
        <table:table-row table:style-name="ro1">
          <table:table-cell office:value-type="string">
            <text:p>do:ma</text:p>
          </table:table-cell>
          <table:table-cell office:value-type="string">
            <text:p>d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freeze, coagulate</text:p>
          </table:table-cell>
          <table:table-cell/>
          <table:table-cell office:value-type="string">
            <text:p>daŋt</text:p>
          </table:table-cell>
          <table:table-cell/>
        </table:table-row>
        <table:table-row table:style-name="ro1">
          <table:table-cell office:value-type="string">
            <text:p>dumma</text:p>
          </table:table-cell>
          <table:table-cell office:value-type="string">
            <text:p>d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track, follow the tracks</text:p>
          </table:table-cell>
          <table:table-cell office:value-type="string">
            <text:p>pâilyâunu</text:p>
          </table:table-cell>
          <table:table-cell office:value-type="string">
            <text:p>tumt</text:p>
          </table:table-cell>
          <table:table-cell/>
        </table:table-row>
        <table:table-row table:style-name="ro1">
          <table:table-cell office:value-type="string">
            <text:p>dumma</text:p>
          </table:table-cell>
          <table:table-cell office:value-type="string">
            <text:p>d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pound, blow (horn/flute)</text:p>
          </table:table-cell>
          <table:table-cell office:value-type="string">
            <text:p>kuʈnu, piʈnu, bjâunu</text:p>
          </table:table-cell>
          <table:table-cell office:value-type="string">
            <text:p>tup</text:p>
          </table:table-cell>
          <table:table-cell/>
        </table:table-row>
        <table:table-row table:style-name="ro1">
          <table:table-cell office:value-type="string">
            <text:p>du:ma</text:p>
          </table:table-cell>
          <table:table-cell office:value-type="string">
            <text:p>d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drink</text:p>
          </table:table-cell>
          <table:table-cell office:value-type="string">
            <text:p>piunu</text:p>
          </table:table-cell>
          <table:table-cell office:value-type="string">
            <text:p>tuŋ</text:p>
          </table:table-cell>
          <table:table-cell/>
        </table:table-row>
        <table:table-row table:style-name="ro1">
          <table:table-cell office:value-type="string">
            <text:p>ema</text:p>
          </table:table-cell>
          <table:table-cell table:number-columns-repeated="2"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hit</text:p>
          </table:table-cell>
          <table:table-cell/>
          <table:table-cell office:value-type="string">
            <text:p>ʔe</text:p>
          </table:table-cell>
          <table:table-cell/>
        </table:table-row>
        <table:table-row table:style-name="ro1">
          <table:table-cell office:value-type="string">
            <text:p>elma</text:p>
          </table:table-cell>
          <table:table-cell table:number-columns-repeated="2"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flow (river)</text:p>
          </table:table-cell>
          <table:table-cell office:value-type="string">
            <text:p>bagnu</text:p>
          </table:table-cell>
          <table:table-cell office:value-type="string">
            <text:p>ʔel (overflow)</text:p>
          </table:table-cell>
          <table:table-cell/>
        </table:table-row>
        <table:table-row table:style-name="ro1">
          <table:table-cell office:value-type="string">
            <text:p>eima</text:p>
          </table:table-cell>
          <table:table-cell table:number-columns-repeated="2" office:value-type="string">
            <text:p>en</text:p>
          </table:table-cell>
          <table:table-cell office:value-type="string">
            <text:p>vi-5</text:p>
          </table:table-cell>
          <table:table-cell office:value-type="string">
            <text:p>be left over</text:p>
          </table:table-cell>
          <table:table-cell office:value-type="string">
            <text:p>ubrinu</text:p>
          </table:table-cell>
          <table:table-cell office:value-type="string">
            <text:p>ʔen</text:p>
          </table:table-cell>
          <table:table-cell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be torn</text:p>
          </table:table-cell>
          <table:table-cell office:value-type="string">
            <text:p>cyâtinu</text:p>
          </table:table-cell>
          <table:table-cell table:number-columns-repeated="2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beat, tear</text:p>
          </table:table-cell>
          <table:table-cell office:value-type="string">
            <text:p>kuʈnu, cyâtnu</text:p>
          </table:table-cell>
          <table:table-cell office:value-type="string">
            <text:p>ʔek</text:p>
          </table:table-cell>
          <table:table-cell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</text:p>
          </table:table-cell>
          <table:table-cell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t (fell trees)</text:p>
          </table:table-cell>
          <table:table-cell/>
        </table:table-row>
        <table:table-row table:style-name="ro1">
          <table:table-cell office:value-type="string">
            <text:p>əlma</text:p>
          </table:table-cell>
          <table:table-cell table:number-columns-repeated="2"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scue, set free</text:p>
          </table:table-cell>
          <table:table-cell office:value-type="string">
            <text:p>ukâsnu</text:p>
          </table:table-cell>
          <table:table-cell table:number-columns-repeated="2"/>
        </table:table-row>
        <table:table-row table:style-name="ro1">
          <table:table-cell office:value-type="string">
            <text:p>əma</text:p>
          </table:table-cell>
          <table:table-cell table:number-columns-repeated="2"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reak through the first light of day</text:p>
          </table:table-cell>
          <table:table-cell table:number-columns-repeated="3"/>
        </table:table-row>
        <table:table-row table:style-name="ro1">
          <table:table-cell office:value-type="string">
            <text:p>galma</text:p>
          </table:table-cell>
          <table:table-cell office:value-type="string">
            <text:p>g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rub</text:p>
          </table:table-cell>
          <table:table-cell table:number-columns-repeated="3"/>
        </table:table-row>
        <table:table-row table:style-name="ro1">
          <table:table-cell office:value-type="string">
            <text:p>gema</text:p>
          </table:table-cell>
          <table:table-cell office:value-type="string">
            <text:p>g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laugh</text:p>
          </table:table-cell>
          <table:table-cell office:value-type="string">
            <text:p>hâmsnu</text:p>
          </table:table-cell>
          <table:table-cell office:value-type="string">
            <text:p>ret</text:p>
          </table:table-cell>
          <table:table-cell/>
        </table:table-row>
        <table:table-row table:style-name="ro1">
          <table:table-cell office:value-type="string">
            <text:p>gəlma</text:p>
          </table:table-cell>
          <table:table-cell office:value-type="string">
            <text:p>g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move grains of maize from the cob</text:p>
          </table:table-cell>
          <table:table-cell/>
          <table:table-cell office:value-type="string">
            <text:p>ril??</text:p>
          </table:table-cell>
          <table:table-cell/>
        </table:table-row>
        <table:table-row table:style-name="ro1">
          <table:table-cell office:value-type="string">
            <text:p>gəma</text:p>
          </table:table-cell>
          <table:table-cell office:value-type="string">
            <text:p>g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damage, destroy</text:p>
          </table:table-cell>
          <table:table-cell office:value-type="string">
            <text:p>bigranu</text:p>
          </table:table-cell>
          <table:table-cell table:number-columns-repeated="2"/>
        </table:table-row>
        <table:table-row table:style-name="ro1">
          <table:table-cell office:value-type="string">
            <text:p>p242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/05/2017</text:date>, <text:time>16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19T16:46:24.49</dc:date>
    <meta:editing-duration>PT02H47M42S</meta:editing-duration>
    <meta:editing-cycles>41</meta:editing-cycles>
    <meta:generator>OpenOffice.org/3.0$Win32 OpenOffice.org_project/300m15$Build-9379</meta:generator>
    <meta:document-statistic meta:table-count="3" meta:cell-count="656" meta:object-count="0"/>
    <meta:user-defined meta:name="Info 1"/>
    <meta:user-defined meta:name="Info 2"/>
    <meta:user-defined meta:name="Info 3"/>
    <meta:user-defined meta:name="Info 4"/>
  </office:meta>
</office:document-meta>
</file>